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67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46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6729in" style:rel-column-width="16383*"/>
    </style:style>
    <style:style style:name="Table1.C" style:family="table-column">
      <style:table-column-properties style:column-width="2.2313in" style:rel-column-width="21845*"/>
    </style:style>
    <style:style style:name="Table1.D" style:family="table-column">
      <style:table-column-properties style:column-width="1.6736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1">
      <style:paragraph-properties fo:break-before="page"/>
      <style:text-properties fo:text-transform="uppercase" style:use-window-font-color="true" style:font-name="Times New Roman" fo:font-size="14pt" fo:language="ru" fo:country="RU" fo:font-weight="bold" officeooo:rsid="00306321" officeooo:paragraph-rsid="00306321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P4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5" style:family="paragraph" style:parent-style-name="Heading_20_2">
      <style:text-properties style:font-name="Times New Roman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text-properties style:font-name="Times New Roman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Standard_20__28_user_29_">
      <style:paragraph-properties fo:text-align="center" style:justify-single-word="false"/>
      <style:text-properties style:use-window-font-color="true" style:font-name="Times New Roman" fo:font-size="14pt" fo:language="ru" fo:country="RU" officeooo:rsid="001aae93" officeooo:paragraph-rsid="001aae93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P14" style:family="paragraph" style:parent-style-name="Standard_20__28_user_29_">
      <style:paragraph-properties fo:margin-left="0in" fo:margin-right="0in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officeooo:rsid="00306321" officeooo:paragraph-rsid="00306321"/>
    </style:style>
    <style:style style:name="P18" style:family="paragraph" style:parent-style-name="Text_20_body_20__28_user_29_">
      <style:paragraph-properties fo:margin-left="0in" fo:margin-right="0in" fo:text-indent="0in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Text_20_body_20__28_user_29_">
      <style:text-properties style:font-name="Times New Roman" fo:font-size="14pt" style:font-size-asian="14pt" style:font-size-complex="14pt"/>
    </style:style>
    <style:style style:name="P20" style:family="paragraph" style:parent-style-name="Text_20_body_20__28_user_29_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_20__28_user_29_">
      <style:text-properties style:font-name="Times New Roman" fo:font-size="14pt" fo:font-weight="bold" officeooo:paragraph-rsid="00122c5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2" style:family="paragraph" style:parent-style-name="Text_20_body_20__28_user_29_">
      <style:text-properties style:font-name="Times New Roman" fo:font-size="14pt" fo:font-weight="normal" officeooo:paragraph-rsid="00122c5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3" style:family="paragraph" style:parent-style-name="Text_20_body_20__28_user_29_">
      <style:text-properties style:font-name="Times New Roman" fo:font-size="14pt" fo:font-weight="normal" officeooo:rsid="0034cf93" officeooo:paragraph-rsid="0034cf93" style:font-size-asian="14pt" style:font-weight-asian="normal" style:font-size-complex="14pt" style:font-weight-complex="normal"/>
    </style:style>
    <style:style style:name="P24" style:family="paragraph" style:parent-style-name="Table_20_Contents">
      <style:text-properties officeooo:rsid="00306321" officeooo:paragraph-rsid="00306321"/>
    </style:style>
    <style:style style:name="P25" style:family="paragraph" style:parent-style-name="Table_20_Contents">
      <style:text-properties officeooo:rsid="00319d6f" officeooo:paragraph-rsid="00319d6f"/>
    </style:style>
    <style:style style:name="P26" style:family="paragraph" style:parent-style-name="Table_20_Contents">
      <style:text-properties officeooo:rsid="00319d6f" officeooo:paragraph-rsid="00333ffb"/>
    </style:style>
    <style:style style:name="P27" style:family="paragraph" style:parent-style-name="Table_20_Contents">
      <style:text-properties officeooo:rsid="00365d76" officeooo:paragraph-rsid="00365d76"/>
    </style:style>
    <style:style style:name="P28" style:family="paragraph" style:parent-style-name="caption">
      <style:paragraph-properties fo:keep-with-next="always"/>
    </style:style>
    <style:style style:name="P29" style:family="paragraph" style:parent-style-name="caption">
      <style:text-properties style:use-window-font-color="true" style:font-name="Times New Roman" fo:font-size="14pt" fo:language="ru" fo:country="RU" fo:font-style="italic" officeooo:rsid="001433a9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P30" style:family="paragraph" style:parent-style-name="Text_20_body_20__28_user_29_">
      <style:text-properties officeooo:paragraph-rsid="00365d76"/>
    </style:style>
    <style:style style:name="P31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32" style:family="paragraph" style:parent-style-name="Листинг">
      <style:paragraph-properties fo:margin-left="0in" fo:margin-right="0in" fo:text-indent="0in" style:auto-text-indent="false"/>
      <style:text-properties officeooo:paragraph-rsid="00365d76"/>
    </style:style>
    <style:style style:name="T1" style:family="text">
      <style:text-properties fo:text-transform="uppercase" style:font-name="Times New Roman" fo:font-size="14pt" style:font-size-asian="14pt" style:font-size-complex="14pt" style:font-weight-complex="bold"/>
    </style:style>
    <style:style style:name="T2" style:family="text">
      <style:text-properties fo:font-variant="normal" fo:text-transform="none"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Times New Roman" fo:font-size="14pt" fo:language="ru" fo:country="RU" fo:font-style="italic" officeooo:rsid="001433a9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5" style:family="text">
      <style:text-properties style:use-window-font-color="true" style:font-name="Times New Roman" fo:font-size="14pt" fo:language="ru" fo:country="RU" fo:font-style="italic" officeooo:rsid="00306321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6" style:family="text">
      <style:text-properties style:use-window-font-color="true" style:font-name="Times New Roman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7" style:family="text">
      <style:text-properties style:use-window-font-color="true" style:font-name="Times New Roman" fo:font-size="14pt" fo:language="en" fo:country="US" fo:font-weight="bold" officeooo:rsid="00365d76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8" style:family="text">
      <style:text-properties style:use-window-font-color="true" style:font-name="Times New Roman" fo:language="en" fo:country="US" fo:font-weight="bold" officeooo:rsid="001433a9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9" style:family="text">
      <style:text-properties style:use-window-font-color="true" style:font-name="Times New Roman" fo:language="en" fo:country="US" fo:font-weight="bold" officeooo:rsid="00365d76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language="en" fo:country="US" style:font-size-asian="14pt" style:font-size-complex="14pt"/>
    </style:style>
    <style:style style:name="T12" style:family="text">
      <style:text-properties style:font-name="Times New Roman" fo:font-size="14pt" fo:language="en" fo:country="US" fo:font-weight="bold" officeooo:rsid="00365d76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fo:language="en" fo:country="US" fo:font-weight="bold" officeooo:rsid="00365d76" style:font-weight-asian="bold" style:font-weight-complex="bold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officeooo:rsid="001aae93"/>
    </style:style>
    <style:style style:name="T17" style:family="text">
      <style:text-properties fo:font-style="normal" style:language-asian="ru" style:country-asian="RU" style:font-style-asian="normal" style:language-complex="ar" style:country-complex="SA" style:font-style-complex="normal"/>
    </style:style>
    <style:style style:name="T18" style:family="text">
      <style:text-properties fo:font-style="normal" officeooo:rsid="003022c1" style:language-asian="ru" style:country-asian="RU" style:font-style-asian="normal" style:language-complex="ar" style:country-complex="SA" style:font-style-complex="normal"/>
    </style:style>
    <style:style style:name="T19" style:family="text">
      <style:text-properties fo:font-style="normal" officeooo:rsid="00365d76" style:language-asian="ru" style:country-asian="RU" style:font-style-asian="normal" style:language-complex="ar" style:country-complex="SA" style:font-style-complex="normal"/>
    </style:style>
    <style:style style:name="T20" style:family="text">
      <style:text-properties officeooo:rsid="0034cf93"/>
    </style:style>
    <style:style style:name="T21" style:family="text">
      <style:text-properties officeooo:rsid="00365d76"/>
    </style:style>
    <style:style style:name="T22" style:family="text">
      <style:text-properties officeooo:rsid="00394a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2">Кафедра МО ЭВМ</text:p>
      <text:p text:style-name="P6"/>
      <text:p text:style-name="P10"/>
      <text:p text:style-name="P10"/>
      <text:p text:style-name="P10"/>
      <text:p text:style-name="P10"/>
      <text:p text:style-name="P15"><text:span text:style-name="Book_20_Title"><text:span text:style-name="T1"/></text:span></text:p>
      <text:p text:style-name="P15"><text:span text:style-name="Book_20_Title"><text:span text:style-name="T1">отчет</text:span></text:span></text:p>
      <text:p text:style-name="P16">по лабораторной работе №<text:span text:style-name="T20">4</text:span></text:p>
      <text:p text:style-name="P16">по дисциплине «Организация ЭВМ»</text:p>
      <text:p text:style-name="P15"><text:span text:style-name="Book_20_Title"><text:span text:style-name="T2">Тема: Представление и обработка символьной информации с использованием строковых команд .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<text:span text:style-name="T16">0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3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<text:span text:style-name="T16">1</text:span></text:p>
      <text:h text:style-name="P4" text:outline-level="2"><text:tab/>Цель работы.</text:h>
      <text:p text:style-name="P19">Разработать программу обработки символьной информации.</text:p>
      <text:p text:style-name="P20">Задание.</text:p>
      <text:p text:style-name="P22">Разработать программу обработки символьной информации, реализующую функции:</text:p>
      <text:p text:style-name="P22">-инициализация (вывод титульной таблички с указанием вида преобразования и автора программы) - на ЯВУ;</text:p>
      <text:p text:style-name="P22">- ввода строки символов, длиной не более Nmax (&lt;=80), с клавиатуры</text:p>
      <text:p text:style-name="P22">в заданную область памяти - на ЯВУ; если длина строки превышает Nmax, остальные символы следует игнор<text:span text:style-name="T22">­</text:span>ировать;</text:p>
      <text:p text:style-name="P22">- выполнение заданного в таблице 5 преобразования исходной строки с записью результата в выходную строку - на Ассемблере;</text:p>
      <text:p text:style-name="P22">- вывода результирующей строки символов на экран и ее запись в файл - на ЯВУ. Ассемблерную часть программы включить в программу нa встраивания (in-line).</text:p>
      <text:p text:style-name="P22">10. Преобразование введенных во входной строке шестнадцатиричных цифр в двоичную СС, остальные символы входной строки передаются в выходную строку непосредственно.</text:p>
      <text:p text:style-name="P21">Порядок выполнения работы.</text:p>
      <text:p text:style-name="P23"><text:span text:style-name="T18">П</text:span><text:span text:style-name="T17">рограмма разработана под MSVC x86, <text:s/>текст считывается с консоли и в неё же выводится. Также результат работы записывается в файл с исполняемым файлом. </text:span></text:p>
      <text:p text:style-name="P23"><text:span text:style-name="T17">Сначала в программе считывается символ с помощью команды loadsb. </text:span><text:span text:style-name="T19">Символы 0123456789ABCDEF переводятся в числа и программа переходит по метке tobin. С помощью функции and происходит побитовое сравнение с 8, 4, 2, 1 и результирующую строку добавляются соответсующие значения.</text:span></text:p>
      <text:p text:style-name="P18"/>
      <text:h text:style-name="P5" text:outline-level="2"><text:tab/>Вывод.</text:h>
      <text:p text:style-name="P7">Были <text:span text:style-name="T21">разработана программа обработки текста на ЯВУ с использование ассемблерной вставки.</text:span></text:p>
      <text:p text:style-name="P19"/>
      <text:h text:style-name="P3" text:outline-level="1">Тестирование</text:h>
      <text:p text:style-name="P28"><text:span text:style-name="T10">Таблица </text:span><text:span text:style-name="T11">1. </text:span><text:span text:style-name="T4">Результат </text:span><text:span text:style-name="T5">тестирования</text:span><text:span text:style-name="T4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54593793440">
          <table:table-cell table:style-name="Table1.A1" office:value-type="string">
            <text:p text:style-name="P24">№ т.</text:p>
          </table:table-cell>
          <table:table-cell table:style-name="Table1.A1" office:value-type="string">
            <text:p text:style-name="P24">Входные данные</text:p>
          </table:table-cell>
          <table:table-cell table:style-name="Table1.A1" office:value-type="string">
            <text:p text:style-name="P17">Результат</text:p>
          </table:table-cell>
          <table:table-cell table:style-name="Table1.D1" office:value-type="string">
            <text:p text:style-name="P24">Комментарий</text:p>
          </table:table-cell>
        </table:table-row>
        <table:table-row table:style-name="TableLine94354595309360"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Table_20_Contents">0 1 2 3 4 5 6 7 8 9 A B C D E F</text:p>
            <text:p text:style-name="Table_20_Contents"/>
          </table:table-cell>
          <table:table-cell table:style-name="Table1.A2" office:value-type="string">
            <text:p text:style-name="Table_20_Contents">0000 0001 0010 0011 0100 0101 0110 0111 1000 1001 1010 1011 1100 1101 1110 1111</text:p>
          </table:table-cell>
          <table:table-cell table:style-name="Table1.D2" office:value-type="string">
            <text:p text:style-name="P25">Верно</text:p>
          </table:table-cell>
        </table:table-row>
        <table:table-row table:style-name="TableLine94354595312016"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Table_20_Contents">HELLO, WORLD! 1 + 2 = 3</text:p>
            <text:p text:style-name="Table_20_Contents"/>
          </table:table-cell>
          <table:table-cell table:style-name="Table1.A2" office:value-type="string">
            <text:p text:style-name="Table_20_Contents">H1110LLO, WORL1101! 0001 + 0010 = 0011</text:p>
          </table:table-cell>
          <table:table-cell table:style-name="Table1.D2" office:value-type="string">
            <text:p text:style-name="P25">Верно</text:p>
          </table:table-cell>
        </table:table-row>
        <table:table-row table:style-name="TableLine94354595312928"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Table_20_Contents">12345678901234567890123456789012345678901234567890123456789012345678901234567890Z</text:p>
            <text:p text:style-name="Table_20_Contents"/>
          </table:table-cell>
          <table:table-cell table:style-name="Table1.A2" office:value-type="string">
            <text:p text:style-name="Table_20_Contents">0001001000110100010101100111100010010000000100100011010001010110011110001001000000010010001101000101011001111000100100000001001000110100010101100111100010010000000100100011010001010110011110001001000000010010001101000101011001111000100100000001001000110100010101100111100010010000000100100011010001010110011110001001</text:p>
          </table:table-cell>
          <table:table-cell table:style-name="Table1.D2" office:value-type="string">
            <text:p text:style-name="P26">Верно.</text:p>
            <text:p text:style-name="P27">Здесь на вход даёся 81 символ. Последний символ игнорируется.</text:p>
          </table:table-cell>
        </table:table-row>
      </table:table>
      <text:p text:style-name="P29"/>
      <text:h text:style-name="P2" text:outline-level="1">Приложение <text:span text:style-name="T3">A</text:span><text:line-break/>Исходный код программ</text:h>
      <text:p text:style-name="P30"><text:span text:style-name="T13">Файл </text:span><text:span text:style-name="T6">LAB</text:span><text:span text:style-name="T7">4</text:span><text:span text:style-name="T13">.</text:span><text:span text:style-name="T12">CPP</text:span></text:p>
      <text:p text:style-name="P32">#include &lt;iostream&gt;</text:p>
      <text:p text:style-name="P32">#include &lt;stdio.h&gt;</text:p>
      <text:p text:style-name="P32"/>
      <text:p text:style-name="P32">char s[81];</text:p>
      <text:p text:style-name="P32">char outstr[321];</text:p>
      <text:p text:style-name="P32"/>
      <text:p text:style-name="P32">int main()</text:p>
      <text:p text:style-name="P32">{</text:p>
      <text:p text:style-name="P32"><text:tab/>fgets(s, 81, stdin);</text:p>
      <text:p text:style-name="P32"><text:tab/>s[strlen(s) - 1] = '\0';</text:p>
      <text:p text:style-name="P32"><text:s text:c="4"/>std::cout &lt;&lt; "Kryuchkov Artem. Hex -&gt; bin" // Указал автора и что делает программа</text:p>
      <text:p text:style-name="P32"><text:tab/>__asm {</text:p>
      <text:p text:style-name="P32">push ds</text:p>
      <text:p text:style-name="P32">pop es</text:p>
      <text:p text:style-name="P32">mov esi, offset s</text:p>
      <text:p text:style-name="P32">mov edi, offset outstr</text:p>
      <text:p text:style-name="P32">next :</text:p>
      <text:p text:style-name="P32"><text:s text:c="4"/>lodsb;</text:p>
      <text:p text:style-name="P32"><text:s text:c="4"/>cmp al, '0'</text:p>
      <text:p text:style-name="P32"><text:s text:c="4"/>jl writeSymbol</text:p>
      <text:p text:style-name="P32"><text:s text:c="4"/>cmp al, 'F'</text:p>
      <text:p text:style-name="P32"><text:s text:c="4"/>jg writeSymbol</text:p>
      <text:p text:style-name="P32"><text:s text:c="4"/>cmp al, '9'</text:p>
      <text:p text:style-name="P32"><text:s text:c="4"/>jle digit</text:p>
      <text:p text:style-name="P32"><text:s text:c="4"/>cmp al, 'A'</text:p>
      <text:p text:style-name="P32"><text:s text:c="4"/>jge letter</text:p>
      <text:p text:style-name="P32"><text:s text:c="4"/>jmp writeSymbol</text:p>
      <text:p text:style-name="P32"><text:s text:c="4"/>digit :</text:p>
      <text:p text:style-name="P32"><text:s text:c="8"/>sub al, '0'</text:p>
      <text:p text:style-name="P32"><text:s text:c="8"/>jmp tobin</text:p>
      <text:p text:style-name="P32"><text:s text:c="4"/>letter :</text:p>
      <text:p text:style-name="P32"><text:s text:c="8"/>sub al, 'A'</text:p>
      <text:p text:style-name="P32"><text:s text:c="8"/>add al, 10</text:p>
      <text:p text:style-name="P32"><text:s text:c="8"/>jmp tobin</text:p>
      <text:p text:style-name="P32"><text:s text:c="4"/>tobin :</text:p>
      <text:p text:style-name="P32"><text:s text:c="8"/>mov bl, al</text:p>
      <text:p text:style-name="P32"><text:s text:c="8"/>mov cl, 8</text:p>
      <text:p text:style-name="P32"><text:s text:c="8"/>and cl, bl; 1000 and ?XXX</text:p>
      <text:p text:style-name="P32"><text:s text:c="8"/>jnz writeOne1</text:p>
      <text:p text:style-name="P32"><text:s text:c="8"/>mov al, '0'</text:p>
      <text:p text:style-name="P32"><text:s text:c="8"/>jmp checkSecondBit</text:p>
      <text:p text:style-name="P32"><text:s text:c="8"/>writeOne1:</text:p>
      <text:p text:style-name="P32"><text:s text:c="8"/>mov al, '1'</text:p>
      <text:p text:style-name="P32"><text:s text:c="8"/>checkSecondBit :</text:p>
      <text:p text:style-name="P32"><text:s text:c="8"/>stosb</text:p>
      <text:p text:style-name="P32"><text:s text:c="8"/>mov cl, 4</text:p>
      <text:p text:style-name="P32"><text:s text:c="8"/>and cl, bl; 0100 and X?XX</text:p>
      <text:p text:style-name="P32"><text:s text:c="8"/>jnz writeOne2</text:p>
      <text:p text:style-name="P32"><text:s text:c="8"/>mov al, '0'</text:p>
      <text:p text:style-name="P32"><text:s text:c="8"/>jmp checkThirdBit</text:p>
      <text:p text:style-name="P32"><text:s text:c="8"/>writeOne2 :</text:p>
      <text:p text:style-name="P32"><text:s text:c="8"/>mov al, '1'</text:p>
      <text:p text:style-name="P32"><text:soft-page-break/><text:s text:c="8"/>checkThirdBit :</text:p>
      <text:p text:style-name="P32"><text:s text:c="8"/>stosb</text:p>
      <text:p text:style-name="P32"><text:s text:c="8"/>mov cl, 2</text:p>
      <text:p text:style-name="P32"><text:s text:c="8"/>and cl, bl; 0010 and XX?X</text:p>
      <text:p text:style-name="P32"><text:s text:c="8"/>jnz writeOne3</text:p>
      <text:p text:style-name="P32"><text:s text:c="8"/>mov al, '0'</text:p>
      <text:p text:style-name="P32"><text:s text:c="8"/>jmp checkFourthBit</text:p>
      <text:p text:style-name="P32"><text:s text:c="8"/>writeOne3 :</text:p>
      <text:p text:style-name="P32"><text:s text:c="8"/>mov al, '1'</text:p>
      <text:p text:style-name="P32"><text:s text:c="8"/>checkFourthBit :</text:p>
      <text:p text:style-name="P32"><text:s text:c="8"/>stosb</text:p>
      <text:p text:style-name="P32"><text:s text:c="8"/>mov cl, 1</text:p>
      <text:p text:style-name="P32"><text:s text:c="8"/>and cl, bl; 0001 and XXX?</text:p>
      <text:p text:style-name="P32"><text:s text:c="8"/>jnz writeOne4</text:p>
      <text:p text:style-name="P32"><text:s text:c="8"/>mov al, '0'</text:p>
      <text:p text:style-name="P32"><text:s text:c="8"/>stosb</text:p>
      <text:p text:style-name="P32"><text:s text:c="8"/>jmp checkNewSymbol</text:p>
      <text:p text:style-name="P32"><text:s text:c="8"/>writeOne4 :</text:p>
      <text:p text:style-name="P32"><text:s text:c="8"/>mov al, '1'</text:p>
      <text:p text:style-name="P32"><text:s text:c="8"/>stosb</text:p>
      <text:p text:style-name="P32"><text:s text:c="8"/>jmp checkNewSymbol</text:p>
      <text:p text:style-name="P32"><text:s text:c="4"/>writeSymbol :</text:p>
      <text:p text:style-name="P32"><text:s text:c="8"/>stosb; кладем в выходную строку байт из al</text:p>
      <text:p text:style-name="P32"><text:s text:c="4"/>checkNewSymbol :</text:p>
      <text:p text:style-name="P32"><text:s text:c="8"/>mov <text:s/>ecx, '\0'</text:p>
      <text:p text:style-name="P32"><text:s text:c="8"/>cmp <text:s/>ecx, [esi]</text:p>
      <text:p text:style-name="P32"><text:s text:c="8"/>je <text:s text:c="2"/>Exit; выход из цикла, если текущий символ завершающий</text:p>
      <text:p text:style-name="P32"><text:s text:c="8"/>jmp <text:s/>next</text:p>
      <text:p text:style-name="P32">Exit :</text:p>
      <text:p text:style-name="P32"><text:tab/>};</text:p>
      <text:p text:style-name="P32"><text:tab/>std::cout &lt;&lt; outstr;</text:p>
      <text:p text:style-name="P32"><text:tab/>FILE* f;</text:p>
      <text:p text:style-name="P32"><text:tab/>fopen_s(&amp;f, "out.txt", "w");</text:p>
      <text:p text:style-name="P32"><text:tab/>fwrite(outstr, sizeof(char), strlen(outstr), f);</text:p>
      <text:p text:style-name="P32"><text:tab/>return 0;</text:p>
      <text:p text:style-name="P32">}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default-outline-level="" style:class="list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in" fo:margin-bottom="0in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2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2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2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in" fo:margin-bottom="0in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1-11-15T15:03:13.688776670</dc:date>
    <meta:editing-cycles>14</meta:editing-cycles>
    <meta:editing-duration>PT35M28S</meta:editing-duration>
    <meta:generator>LibreOffice/6.4.7.2$Linux_X86_64 LibreOffice_project/40$Build-2</meta:generator>
    <meta:document-statistic meta:table-count="2" meta:image-count="0" meta:object-count="0" meta:page-count="5" meta:paragraph-count="138" meta:word-count="557" meta:character-count="4230" meta:non-whitespace-character-count="33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